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9" style:family="table-cell" style:parent-style-name="Default" style:data-style-name="N0">
      <style:text-properties fo:font-size="11pt" style:font-size-asian="11pt" style:font-size-complex="11pt"/>
    </style:style>
    <style:style style:name="co1" style:family="table-column">
      <style:table-column-properties fo:break-before="auto" style:column-width="8.255cm"/>
    </style:style>
    <style:style style:name="co2" style:family="table-column">
      <style:table-column-properties fo:break-before="auto" style:column-width="14.1640277777778cm"/>
    </style:style>
    <style:style style:name="co3" style:family="table-column">
      <style:table-column-properties fo:break-before="auto" style:column-width="7.46125cm"/>
    </style:style>
    <style:style style:name="co4" style:family="table-column">
      <style:table-column-properties fo:break-before="auto" style:column-width="2.45180555555556cm"/>
    </style:style>
    <style:style style:name="co5" style:family="table-column">
      <style:table-column-properties fo:break-before="auto" style:column-width="7.26722222222222cm"/>
    </style:style>
    <style:style style:name="co6" style:family="table-column">
      <style:table-column-properties fo:break-before="auto" style:column-width="5.99722222222222cm"/>
    </style:style>
    <style:style style:name="co7" style:family="table-column">
      <style:table-column-properties fo:break-before="auto" style:column-width="5.60916666666667cm"/>
    </style:style>
    <style:style style:name="co8" style:family="table-column">
      <style:table-column-properties fo:break-before="auto" style:column-width="4.19805555555556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0" style:family="table-cell">
      <style:map style:condition="of:cell-content()=&quot;P&quot;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ocDif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haracteristic</text:p>
          </table:table-cell>
          <table:table-cell office:value-type="string" table:style-name="ce2">
            <text:p>Conceptual Mutant</text:p>
          </table:table-cell>
          <table:table-cell office:value-type="string" table:style-name="ce2">
            <text:p>Conceptual Mutant Descrip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wo words are the same if they have the same characters in the same order, regardless of case.</text:p>
          </table:table-cell>
          <table:table-cell office:value-type="string" table:style-name="ce3">
            <text:p>docdiff-case-sensitive.arr</text:p>
          </table:table-cell>
          <table:table-cell office:value-type="string" table:style-name="ce3">
            <text:p>Considers case when comparing word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he indices of the vector correspond to words that are found in either document. The value at each index is how many times the corresponding word occurs in the document.</text:p>
          </table:table-cell>
          <table:table-cell office:value-type="string" table:style-name="ce3">
            <text:p>docdiff-no-word-freq.arr</text:p>
          </table:table-cell>
          <table:table-cell office:value-type="string" table:style-name="ce3">
            <text:p>The value at each index is 1 if the corresponding word occurs in the document. Else 0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ords can be repeated in a document</text:p>
          </table:table-cell>
          <table:table-cell office:value-type="string" table:style-name="ce3">
            <text:p>docdiff-no-word-repeats.arr</text:p>
          </table:table-cell>
          <table:table-cell office:value-type="string" table:style-name="ce3">
            <text:p>Removes repeated words. Words cannot be repeated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verlap should be normalized by the squared magnitude of the larger vector</text:p>
          </table:table-cell>
          <table:table-cell office:value-type="string" table:style-name="ce3">
            <text:p>docdiff-normalize-by-min.arr</text:p>
          </table:table-cell>
          <table:table-cell office:value-type="string" table:style-name="ce3">
            <text:p>normalizes overlap by the squared magnitude of the smaller vecto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verlap should be normalized by the squared magnitude of the larger vector</text:p>
          </table:table-cell>
          <table:table-cell office:value-type="string" table:style-name="ce3">
            <text:p>docdiff-normalized-by-larger-vector-mag-square.arr</text:p>
          </table:table-cell>
          <table:table-cell office:value-type="string" table:style-name="ce3">
            <text:p>Normalizes by the square of the magnitude of the larger vecto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verlap should be normalized by the squared magnitude of the larger vector</text:p>
          </table:table-cell>
          <table:table-cell office:value-type="string" table:style-name="ce3">
            <text:p>docdiff-not-normalized.arr</text:p>
          </table:table-cell>
          <table:table-cell office:value-type="string" table:style-name="ce3">
            <text:p>Does not normalize the overlap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verlap of two documents must be proportional to the dot product of the documents</text:p>
          </table:table-cell>
          <table:table-cell office:value-type="string" table:style-name="ce3">
            <text:p>docdiff-overlap-1-if-same-set.arr</text:p>
          </table:table-cell>
          <table:table-cell office:value-type="string" table:style-name="ce3">
            <text:p>Returns an overlap of 1 both documents contain the same word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verlap of two documents must be proportional to the dot product of the documents</text:p>
          </table:table-cell>
          <table:table-cell office:value-type="string" table:style-name="ce3">
            <text:p>docdiff-overlap-1-if-subsumed.arr</text:p>
          </table:table-cell>
          <table:table-cell office:value-type="string" table:style-name="ce3">
            <text:p>Returns an overlap of 1 if one document is subsumed by another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verlap of two documents must be proportional to the dot product of the documents</text:p>
          </table:table-cell>
          <table:table-cell office:value-type="string" table:style-name="ce3">
            <text:p>docdiff-overlap-always-0.arr</text:p>
          </table:table-cell>
          <table:table-cell office:value-type="string" table:style-name="ce3">
            <text:p>Always returns an overlap of 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verlap of two documents must be proportional to the dot product of the documents</text:p>
          </table:table-cell>
          <table:table-cell office:value-type="string" table:style-name="ce3">
            <text:p>docdiff-overlap-always-1.arr</text:p>
          </table:table-cell>
          <table:table-cell office:value-type="string" table:style-name="ce3">
            <text:p>Always returns an overlap of 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verlap of two documents must be proportional to the dot product of the documents</text:p>
          </table:table-cell>
          <table:table-cell office:value-type="string" table:style-name="ce3">
            <text:p>docdiff-vector-addition.arr</text:p>
          </table:table-cell>
          <table:table-cell office:value-type="string" table:style-name="ce3">
            <text:p>Overlap is proportional to the vector addition (not dot product) ofthe document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ocument vectors should account for the length of *all* unique words</text:p>
          </table:table-cell>
          <table:table-cell office:value-type="string" table:style-name="ce3">
            <text:p>docdiff-vector-length-more.arr</text:p>
          </table:table-cell>
          <table:table-cell office:value-type="string" table:style-name="ce3">
            <text:p>Document vectors only account for unique words in the associated documen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or all a,b : Documents | overlap(a,b) should NOT be rounded</text:p>
          </table:table-cell>
          <table:table-cell office:value-type="string" table:style-name="ce3">
            <text:p>docdiff-rounds.arr</text:p>
          </table:table-cell>
          <table:table-cell office:value-type="string" table:style-name="ce3">
            <text:p>Rounds overlap<text:s/>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verlap should be normalized by the squared magnitude of the larger vector</text:p>
          </table:table-cell>
          <table:table-cell office:value-type="string" table:style-name="ce1">
            <text:p>docdiff-normalized-by-larger-vector-mag.arr</text:p>
          </table:table-cell>
          <table:table-cell office:value-type="string" table:style-name="ce3">
            <text:p>Normalizes by the squareroot of the magnitude of the larger vector</text:p>
          </table:table-cell>
          <table:table-cell table:number-columns-repeated="16381"/>
        </table:table-row>
        <table:table-row table:number-rows-repeated="11" table:style-name="ro1">
          <table:table-cell table:number-columns-repeated="16384"/>
        </table:table-row>
        <table:table-row table:style-name="ro2">
          <table:table-cell/>
          <table:table-cell table:style-name="ce2"/>
          <table:table-cell table:number-columns-repeated="16382" table:style-name="ce1"/>
        </table:table-row>
        <table:table-row table:style-name="ro1">
          <table:table-cell/>
          <table:table-cell table:number-columns-repeated="14" table:style-name="ce4"/>
          <table:table-cell table:number-columns-repeated="16369"/>
        </table:table-row>
        <table:table-row table:number-rows-repeated="1048548" table:style-name="ro1">
          <table:table-cell table:number-columns-repeated="16384"/>
        </table:table-row>
      </table:table>
      <table:table table:name="Nile" table:style-name="ta1">
        <table:table-column table:style-name="co5" table:number-columns-repeated="2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2">
            <text:p>Characteristic</text:p>
          </table:table-cell>
          <table:table-cell office:value-type="string" table:style-name="ce2">
            <text:p>Conceptual Mutant</text:p>
          </table:table-cell>
          <table:table-cell office:value-type="string" table:style-name="ce2">
            <text:p>Conceptual Mutant Descrip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ach book has a unique and unambiguous description.<text:s/></text:p>
          </table:table-cell>
          <table:table-cell office:value-type="string" table:style-name="ce3">
            <text:p>nile-io-case-insensitive.arr</text:p>
          </table:table-cell>
          <table:table-cell office:value-type="string" table:style-name="ce3">
            <text:p>Is case insensitive for book descriptions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opular pairs: Provide the book(s) that are paired most frequently with the book the user bought along with a count of how frequent this is.</text:p>
          </table:table-cell>
          <table:table-cell office:value-type="string" table:style-name="ce3">
            <text:p>popular-pairs-length-not-freq.arr</text:p>
          </table:table-cell>
          <table:table-cell office:value-type="string" table:style-name="ce3">
            <text:p><text:s/>Does not return frequency. Instead, returns length of list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opular pairs could return multiple pairs if they have the same count</text:p>
          </table:table-cell>
          <table:table-cell office:value-type="string" table:style-name="ce3">
            <text:p>popular-pairs-no-multiple-recs-chooses-first-preserves-freq.arr</text:p>
          </table:table-cell>
          <table:table-cell office:value-type="string" table:style-name="ce3">
            <text:p>Chooses just one pair, with freq preserved if multiple pairs have the same count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opular pairs could return multiple pairs if they have the same count</text:p>
          </table:table-cell>
          <table:table-cell office:value-type="string" table:style-name="ce3">
            <text:p>popular-pairs-no-multiple-recs-returns-empty.arr</text:p>
          </table:table-cell>
          <table:table-cell office:value-type="string" table:style-name="ce3">
            <text:p>Returns no recommendation if multiple pairs have the same count (empty and freq 0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hen no pairing can be found, popular-pairs should return recommendation(0, [list: ]).</text:p>
          </table:table-cell>
          <table:table-cell office:value-type="string" table:style-name="ce3">
            <text:p>popular-pairs-singletons-0-on-no-pair-found.arr</text:p>
          </table:table-cell>
          <table:table-cell office:value-type="string" table:style-name="ce3">
            <text:p>Instead: Returns a list of all books with no paired book, with freq = 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hen no pairing can be found, popular-pairs should return recommendation(0, [list: ]).</text:p>
          </table:table-cell>
          <table:table-cell office:value-type="string" table:style-name="ce3">
            <text:p>popular-pairs-singletons-len-on-no-pair-found.arr</text:p>
          </table:table-cell>
          <table:table-cell office:value-type="string" table:style-name="ce3">
            <text:p>Instead: Returns a list of all books with no paired book, with freq = # of books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vide the book(s) that are paired most frequently with the book the user bought along with a count of how frequent this is.</text:p>
          </table:table-cell>
          <table:table-cell office:value-type="string" table:style-name="ce3">
            <text:p>recommend-length-instead-of-freq.arr</text:p>
          </table:table-cell>
          <table:table-cell office:value-type="string" table:style-name="ce3">
            <text:p>Instead: <text:s/>Does not return frequency. Instead, returns length of list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hen no pairing can be found, recommend should return recommendation(0,[list: ]).</text:p>
          </table:table-cell>
          <table:table-cell office:value-type="string" table:style-name="ce3">
            <text:p>recommend-no-match-returns-all-freq-0.arr</text:p>
          </table:table-cell>
          <table:table-cell office:value-type="string" table:style-name="ce3">
            <text:p>Instead: returns all books with freq 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hen no pairing can be found, recommend should return recommendation(0,[list: ]).</text:p>
          </table:table-cell>
          <table:table-cell office:value-type="string" table:style-name="ce3">
            <text:p>recommend-no-match-returns-all-freq-count.arr</text:p>
          </table:table-cell>
          <table:table-cell office:value-type="string" table:style-name="ce3">
            <text:p>Instead: returns all books with freq <text:s/>= length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ecommend could return multiple books if they have the same count</text:p>
          </table:table-cell>
          <table:table-cell office:value-type="string" table:style-name="ce3">
            <text:p>recommend-no-multiple-recs-chooses-first-preserve-freq.arr</text:p>
          </table:table-cell>
          <table:table-cell office:value-type="string" table:style-name="ce3">
            <text:p>Instead: Chooses just one book, with freq preserved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ecommend could return multiple books if they have the same count</text:p>
          </table:table-cell>
          <table:table-cell office:value-type="string" table:style-name="ce3">
            <text:p>recommend-no-multiple-recs-return-empty.arr</text:p>
          </table:table-cell>
          <table:table-cell office:value-type="string" table:style-name="ce3">
            <text:p>Instead: Returns empty lis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 book is paired with another book if both books are listed in the same file.</text:p>
          </table:table-cell>
          <table:table-cell office:value-type="string" table:style-name="ce3">
            <text:p>recommend-requires-multiple-files.arr</text:p>
          </table:table-cell>
          <table:table-cell office:value-type="string" table:style-name="ce3">
            <text:p>Instead: A book is paired with another book if both books are listed in the same file, across multiple files.</text:p>
          </table:table-cell>
          <table:table-cell table:number-columns-repeated="1638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style-name="ce3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"/>
          <table:table-cell table:number-columns-repeated="16382" table:style-name="ce1"/>
        </table:table-row>
        <table:table-row table:style-name="ro1">
          <table:table-cell table:style-name="ce1"/>
          <table:table-cell table:number-columns-repeated="13" table:style-name="ce7"/>
          <table:table-cell table:number-columns-repeated="2" table:style-name="ce1"/>
          <table:table-cell table:number-columns-repeated="8" table:style-name="ce7"/>
          <table:table-cell table:number-columns-repeated="16360"/>
        </table:table-row>
        <table:table-row table:style-name="ro1">
          <table:table-cell table:style-name="ce8"/>
          <table:table-cell table:number-columns-repeated="14" table:style-name="ce3"/>
          <table:table-cell table:number-columns-repeated="16369" table:style-name="ce1"/>
        </table:table-row>
        <table:table-row table:number-rows-repeated="5" table:style-name="ro1">
          <table:table-cell table:style-name="ce8"/>
          <table:table-cell table:number-columns-repeated="16383" table:style-name="ce1"/>
        </table:table-row>
        <table:table-row table:style-name="ro1">
          <table:table-cell table:style-name="ce8"/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  <table:table table:name="Filesystem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haracteristic</text:p>
          </table:table-cell>
          <table:table-cell office:value-type="string" table:style-name="ce2">
            <text:p>Conceptual Mutant</text:p>
          </table:table-cell>
          <table:table-cell office:value-type="string" table:style-name="ce2">
            <text:p>Conceptual Mutant Descrip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an-find Returns false if no file found, and true if the file is found</text:p>
          </table:table-cell>
          <table:table-cell office:value-type="string" table:style-name="ce3">
            <text:p>can-always-find.arr</text:p>
          </table:table-cell>
          <table:table-cell office:value-type="string" table:style-name="ce3">
            <text:p><text:s/>Always returns true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can-find Checks the ‘top level’ directory</text:p>
          </table:table-cell>
          <table:table-cell office:value-type="string" table:style-name="ce3">
            <text:p>can-find-doesnt-check-root.arr</text:p>
          </table:table-cell>
          <table:table-cell office:value-type="string" table:style-name="ce3">
            <text:p>Instead only checks sub directories of roo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an-find Checks the ‘top level’ directory</text:p>
          </table:table-cell>
          <table:table-cell office:value-type="string" table:style-name="ce3">
            <text:p>can-find-only-checks-leaves.arr</text:p>
          </table:table-cell>
          <table:table-cell office:value-type="string" table:style-name="ce3">
            <text:p>Instead only checks 'leaves'. Aka only checks files in leaf directories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an-find Returns false if no file found, and true if the file is found</text:p>
          </table:table-cell>
          <table:table-cell office:value-type="string" table:style-name="ce3">
            <text:p>can-never-find.arr</text:p>
          </table:table-cell>
          <table:table-cell office:value-type="string" table:style-name="ce3">
            <text:p>Always returns fals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u dir : The size of a directory is the sum of the sizes of its files and directories, the length of its fs list, and the length of its ds list.</text:p>
          </table:table-cell>
          <table:table-cell office:value-type="string" table:style-name="ce3">
            <text:p>du-dir-only-file-and-dir-size.arr</text:p>
          </table:table-cell>
          <table:table-cell office:value-type="string" table:style-name="ce9">
            <text:p>Instead: The size of a directory is the sum of the sizes of its files and directories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u dir: The size of a file is the length of its content string.<text:s/></text:p>
          </table:table-cell>
          <table:table-cell office:value-type="string" table:style-name="ce3">
            <text:p>du-file-size-is-name-length.arr</text:p>
          </table:table-cell>
          <table:table-cell office:value-type="string" table:style-name="ce3">
            <text:p>Instead: The size of a file is the length of its name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u dir: The size of a file is the length of its content string.<text:s/></text:p>
          </table:table-cell>
          <table:table-cell office:value-type="string" table:style-name="ce3">
            <text:p>du-file-size-is-name-plus-content.arr</text:p>
          </table:table-cell>
          <table:table-cell office:value-type="string" table:style-name="ce3">
            <text:p>Instead: The size of a file is the length of its content string plus the length of its name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ynd: If can-find(d, f) is false, fynd produces empty.</text:p>
          </table:table-cell>
          <table:table-cell office:value-type="string" table:style-name="ce3">
            <text:p>fynd-dir-when-cannot-find.arr</text:p>
          </table:table-cell>
          <table:table-cell office:value-type="string" table:style-name="ce3">
            <text:p>If can-find is false, just returns the directory queried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ynd: (No duplicates) Each path should lead to a different occurrence</text:p>
          </table:table-cell>
          <table:table-cell office:value-type="string" table:style-name="ce3">
            <text:p>fynd-duplicate-list.arr</text:p>
          </table:table-cell>
          <table:table-cell office:value-type="string" table:style-name="ce3">
            <text:p>Instead, fynd returns a list with each occurance twice.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fynd: Should not identify directories as files.</text:p>
          </table:table-cell>
          <table:table-cell office:value-type="string" table:style-name="ce3">
            <text:p>fynd-includes-dirs.arr</text:p>
          </table:table-cell>
          <table:table-cell office:value-type="string" table:style-name="ce3">
            <text:p>Instead: Identifies directories as files.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ynd: There should be a path for each occurrence (can return multiple paths, must be complete)</text:p>
          </table:table-cell>
          <table:table-cell office:value-type="string" table:style-name="ce3">
            <text:p>fynd-returns-max-1-path.arr</text:p>
          </table:table-cell>
          <table:table-cell office:value-type="string" table:style-name="ce3">
            <text:p>fynd returns at most one path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ynd: There should be a path for each occurrence (can return multiple paths, must be complete)</text:p>
          </table:table-cell>
          <table:table-cell office:value-type="string" table:style-name="ce3">
            <text:p>fynd-returns-max-2-path.arr</text:p>
          </table:table-cell>
          <table:table-cell office:value-type="string" table:style-name="ce3">
            <text:p>fynd returns at most two path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ow-many: Consumes a Dir and produces the number of files in the directory tree.</text:p>
          </table:table-cell>
          <table:table-cell office:value-type="string" table:style-name="ce3">
            <text:p>how-many-counts-dirs-and-files.arr</text:p>
          </table:table-cell>
          <table:table-cell office:value-type="string" table:style-name="ce3">
            <text:p>Instead: Counts files AND directories in the current tre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ow-many: Consumes a Dir and produces the number of files in the directory tree.</text:p>
          </table:table-cell>
          <table:table-cell office:value-type="string" table:style-name="ce3">
            <text:p>how-many-counts-dirs.arr</text:p>
          </table:table-cell>
          <table:table-cell office:value-type="string" table:style-name="ce3">
            <text:p>Instead: Counts directories in the current tree</text:p>
          </table:table-cell>
          <table:table-cell table:number-columns-repeated="16381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6369"/>
        </table:table-row>
        <table:table-row table:number-rows-repeated="1048548" table:style-name="ro1">
          <table:table-cell table:number-columns-repeated="16384"/>
        </table:table-row>
      </table:table>
      <table:database-ranges>
        <table:database-range table:target-range-address="DocDiff.A1:DocDiff.C15" table:name="Table1" table:display-filter-buttons="true"/>
        <table:database-range table:target-range-address="Nile.A1:Nile.C13" table:name="Table2" table:display-filter-buttons="true"/>
        <table:database-range table:target-range-address="Filesystem.A1:Filesystem.C15" table:name="Table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227</meta:generator>
    <meta:initial-creator>Siddhartha Prasad</meta:initial-creator>
    <dc:creator>Siddhartha Prasad</dc:creator>
    <meta:creation-date>2023-04-05T11:09:43Z</meta:creation-date>
    <dc:date>2023-04-07T03:53:16Z</dc:date>
  </office:meta>
</office:document-meta>
</file>